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color="#EE0000"/>
    </style:style>
    <style:style style:name="T2" style:parent-style-name="Fuentedepárrafopredeter." style:family="text">
      <style:text-properties fo:font-weight="bold" style:font-weight-asian="bold" style:font-weight-complex="bold" fo:color="#C00000"/>
    </style:style>
    <style:style style:name="T3" style:parent-style-name="Fuentedepárrafopredeter." style:family="text">
      <style:text-properties fo:font-weight="bold" style:font-weight-asian="bold" style:font-weight-complex="bold" fo:color="#C00000"/>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fo:color="#C00000"/>
    </style:style>
    <style:style style:name="T6" style:parent-style-name="Fuentedepárrafopredeter."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T9" style:parent-style-name="Fuentedepárrafopredeter." style:family="text">
      <style:text-properties fo:font-weight="bold" style:font-weight-asian="bold" style:font-weight-complex="bold" fo:color="#C00000"/>
    </style:style>
    <style:style style:name="T10" style:parent-style-name="Fuentedepárrafopredeter." style:family="text">
      <style:text-properties fo:font-weight="bold" style:font-weight-asian="bold" style:font-weight-complex="bold"/>
    </style:style>
    <style:style style:name="P11" style:parent-style-name="Párrafodelista" style:family="paragraph">
      <style:text-properties fo:font-weight="bold" style:font-weight-asian="bold" style:font-weight-complex="bold"/>
    </style:style>
  </office:automatic-styles>
  <office:body>
    <office:text text:use-soft-page-breaks="true">
      <text:p text:style-name="P1">TRABAJO OBLIGATORIO PAÍSES Y CUMPLIMIENTO ODM+ODS</text:p>
      <text:p text:style-name="Normal">José Miguel Fernandez Hidalgo</text:p>
      <text:p text:style-name="Normal"/>
      <text:p text:style-name="Normal"><text:span text:style-name="T2">1.</text:span><text:span text:style-name="T3"><text:s/></text:span><text:span text:style-name="T4">¿ QUÉ PAÍSES FORMAN PARTE DE LA FIRMA DE LOS OBJETIVOS QUE HEMOS ESTADO TRABAJANDO EN ESTA UNIDAD?</text:span></text:p>
      <text:p text:style-name="Normal">Los países que formen parte de la ONU</text:p>
      <text:p text:style-name="Normal"/>
      <text:p text:style-name="Normal"><text:span text:style-name="T5">2-<text:s/></text:span><text:span text:style-name="T6">¿ QUÉ PAISES NO FORMAN PARTE DE LA FIRMA DE LOS OBJETIVOS QUE HEMOS ESTADO TRABAJANDO EN ESTA UNIDAD ( NOMBRA VARIOS)?</text:span></text:p>
      <text:p text:style-name="Normal">China, palestina, el vaticano</text:p>
      <text:p text:style-name="P7"/>
      <text:p text:style-name="P8"/>
      <text:p text:style-name="Normal"><text:span text:style-name="T9">3-<text:s/></text:span><text:span text:style-name="T10">¿ SE ESTÁN CUMPLIENDO TODOS LOS OBJETIVOS ODS, SÓLO ALGUNOS DE ELLOS, NINGUNOS? EXPLICA CON TUS PROPIAS PALABRAS LA SITUACIÓN LO MÁS ACTUALIZADA POSIBLE, BASÁNDOTE EN INFORMACIÓN FIABLE, SI CREES QUE SE ESTÁN CUMPLIENDO O NO. </text:span></text:p>
      <text:p text:style-name="Normal">Pues yo pienso que a día de hoy se tiene mas en cuenta que antes pero creo que no se cumple todo por ejemplo las normas medioambientales<text:s/>no todas las empresas lo cumplen , tampoco cuidan los procesos con el fin de contaminar menos, para mi personalmente el ODM y el ODS es algo que tiene que estar pero es muy complicado controlarlo todo.</text:p>
      <text:p text:style-name="Normal"/>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color="#C00000"/>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SE MIGUEL FERNÁNDEZ HIDALGO</meta:initial-creator>
    <dc:creator>JOSE MIGUEL FERNÁNDEZ HIDALGO</dc:creator>
    <meta:creation-date>2025-10-10T10:33:00Z</meta:creation-date>
    <dc:date>2025-10-10T10:47:00Z</dc:date>
    <meta:template xlink:href="Normal" xlink:type="simple"/>
    <meta:editing-cycles>1</meta:editing-cycles>
    <meta:editing-duration>PT840S</meta:editing-duration>
    <meta:document-statistic meta:page-count="1" meta:paragraph-count="1" meta:word-count="145" meta:character-count="946" meta:row-count="6" meta:non-whitespace-character-count="802"/>
  </office:meta>
</office:document-meta>
</file>